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d6e67d" officeooo:paragraph-rsid="00d6e67d"/>
    </style:style>
    <style:style style:name="P2" style:family="paragraph" style:parent-style-name="Nadpis1">
      <style:text-properties officeooo:rsid="00d6e67d" officeooo:paragraph-rsid="00d6e67d"/>
    </style:style>
    <style:style style:name="P3" style:family="paragraph" style:parent-style-name="Nadpis1">
      <style:text-properties officeooo:rsid="00d80f6d" officeooo:paragraph-rsid="00d80f6d"/>
    </style:style>
    <style:style style:name="P4" style:family="paragraph" style:parent-style-name="text" style:list-style-name="L2">
      <style:text-properties officeooo:rsid="00d6e67d" officeooo:paragraph-rsid="00d6e67d"/>
    </style:style>
    <style:style style:name="P5" style:family="paragraph" style:parent-style-name="text" style:list-style-name="L2">
      <style:text-properties officeooo:rsid="00d6f9c3" officeooo:paragraph-rsid="00d6f9c3"/>
    </style:style>
    <style:style style:name="P6" style:family="paragraph" style:parent-style-name="text" style:list-style-name="L2">
      <style:text-properties officeooo:rsid="00d80f6d" officeooo:paragraph-rsid="00d80f6d"/>
    </style:style>
    <style:style style:name="P7" style:family="paragraph" style:parent-style-name="text" style:list-style-name="L3">
      <style:text-properties officeooo:rsid="00d80f6d" officeooo:paragraph-rsid="00d80f6d"/>
    </style:style>
    <style:style style:name="P8" style:family="paragraph" style:parent-style-name="text" style:list-style-name="L3">
      <style:text-properties officeooo:rsid="00d9ba5d" officeooo:paragraph-rsid="00d9ba5d"/>
    </style:style>
    <style:style style:name="P9" style:family="paragraph" style:parent-style-name="text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rmony</text:p>
      <text:p text:style-name="P2">slinivka břišní</text:p>
      <text:list xml:id="list1862313619" text:style-name="L2">
        <text:list-item>
          <text:p text:style-name="P4">cukrovka – diabetes mellitus</text:p>
          <text:list>
            <text:list-item>
              <text:p text:style-name="P4">dva typy</text:p>
              <text:list>
                <text:list-item>
                  <text:p text:style-name="P4">autoimunitní porucha – imunita napadá buňky – nemožnost produkce hormonu</text:p>
                </text:list-item>
                <text:list-item>
                  <text:p text:style-name="P4">snížená citlivost tkání k inzulinu</text:p>
                </text:list-item>
              </text:list>
            </text:list-item>
            <text:list-item>
              <text:p text:style-name="P4">cukr nepřechází z krve do buňek</text:p>
            </text:list-item>
            <text:list-item>
              <text:p text:style-name="P4">člověk s cukrovkou se chová jako opilý</text:p>
              <text:list>
                <text:list-item>
                  <text:p text:style-name="P4">blouznění; adrenalin → opilecká agrese</text:p>
                  <text:list>
                    <text:list-item>
                      <text:p text:style-name="P4">pomůže cukerný roztok</text:p>
                    </text:list-item>
                  </text:list>
                </text:list-item>
                <text:list-item>
                  <text:p text:style-name="P4">šok</text:p>
                  <text:list>
                    <text:list-item>
                      <text:p text:style-name="P5">cukr nasypat pod jazyk</text:p>
                    </text:list-item>
                  </text:list>
                </text:list-item>
                <text:list-item>
                  <text:p text:style-name="P6">inzulinové pero</text:p>
                  <text:list>
                    <text:list-item>
                      <text:p text:style-name="P6">dlouhodobě nutné zvyšování dávek</text:p>
                    </text:list-item>
                  </text:list>
                </text:list-item>
              </text:list>
            </text:list-item>
          </text:list>
        </text:list-item>
      </text:list>
      <text:p text:style-name="P3">nadledvinky</text:p>
      <text:list xml:id="list2694016943" text:style-name="L3">
        <text:list-item>
          <text:p text:style-name="P7">párové žlázy</text:p>
        </text:list-item>
        <text:list-item>
          <text:p text:style-name="P8">hormony kůry</text:p>
        </text:list-item>
        <text:list-item>
          <text:p text:style-name="P8">glukokortykoidy</text:p>
        </text:list-item>
        <text:list-item>
          <text:p text:style-name="P8">androgeny</text:p>
        </text:list-item>
        <text:list-item>
          <text:p text:style-name="P8">adrenalin, noradrenalin</text:p>
        </text:list-item>
      </text:list>
      <text:p text:style-name="Nadpis1">Další endokrimní orgány</text:p>
      <text:list xml:id="list3168565580" text:style-name="L4">
        <text:list-item>
          <text:p text:style-name="P9">šišinka</text:p>
          <text:list>
            <text:list-item>
              <text:p text:style-name="P9">melatonin</text:p>
              <text:list>
                <text:list-item>
                  <text:p text:style-name="P9">v noci</text:p>
                </text:list-item>
                <text:list-item>
                  <text:p text:style-name="P9">hraje roli při kontrole cyklu bdění a spánku</text:p>
                </text:list-item>
              </text:list>
            </text:list-item>
            <text:list-item>
              <text:p text:style-name="P9">brzlík</text:p>
              <text:list>
                <text:list-item>
                  <text:p text:style-name="P9">imunita</text:p>
                </text:list-item>
              </text:list>
            </text:list-item>
            <text:list-item>
              <text:p text:style-name="P9">placenta</text:p>
              <text:list>
                <text:list-item>
                  <text:p text:style-name="P9">produkce hormonů nutných pro těhotenství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2-09T09:36:03.100172508</dc:date>
    <meta:editing-duration>PT14H33M24S</meta:editing-duration>
    <meta:editing-cycles>100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10" meta:character-count="621" meta:non-whitespace-character-count="562"/>
  </office:meta>
</office:document-meta>
</file>